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7.377cm" table:align="left" style:writing-mode="lr-tb"/>
    </style:style>
    <style:style style:name="Tabela1.A" style:family="table-column">
      <style:table-column-properties style:column-width="2.459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2.286cm" fo:margin-right="0cm" fo:text-align="justify" style:justify-single-word="false" fo:text-indent="0cm" style:auto-text-indent="false"/>
      <style:text-properties fo:language="pt" fo:country="BR" fo:font-style="italic" style:language-asian="none" style:country-asian="none" style:font-style-asian="italic"/>
    </style:style>
    <style:style style:name="P2" style:family="paragraph" style:parent-style-name="Standard">
      <style:paragraph-properties fo:margin-left="2.286cm" fo:margin-right="0cm" fo:text-align="justify" style:justify-single-word="false" fo:text-indent="0cm" style:auto-text-indent="false"/>
      <style:text-properties fo:language="pt" fo:country="BR" fo:font-style="italic" style:font-style-asian="italic"/>
    </style:style>
    <style:style style:name="P3" style:family="paragraph" style:parent-style-name="Standard">
      <style:text-properties fo:language="pt" fo:country="BR" style:font-name-asian="MS Mincho"/>
    </style:style>
    <style:style style:name="P4" style:family="paragraph" style:parent-style-name="Standard">
      <style:paragraph-properties fo:text-align="justify" style:justify-single-word="false"/>
      <style:text-properties fo:language="pt" fo:country="BR"/>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8pt" fo:language="pt" fo:country="BR" fo:font-style="italic" style:font-name-asian="MS Mincho" style:font-size-asian="8pt" style:font-style-asian="italic"/>
    </style:style>
    <style:style style:name="P7" style:family="paragraph" style:parent-style-name="Standard">
      <style:paragraph-properties fo:text-align="justify" style:justify-single-word="false"/>
      <style:text-properties fo:color="#ff0000" fo:language="pt" fo:country="BR"/>
    </style:style>
    <style:style style:name="P8" style:family="paragraph" style:parent-style-name="Standard">
      <style:paragraph-properties fo:text-align="justify" style:justify-single-word="false"/>
      <style:text-properties fo:color="#ff0000" fo:language="pt" fo:country="BR" style:language-asian="none" style:country-asian="none"/>
    </style:style>
    <style:style style:name="P9" style:family="paragraph" style:parent-style-name="Standard">
      <style:paragraph-properties fo:margin-left="0cm" fo:margin-right="0cm" fo:text-align="justify" style:justify-single-word="false" fo:text-indent="0.381cm" style:auto-text-indent="false"/>
    </style:style>
    <style:style style:name="P10" style:family="paragraph" style:parent-style-name="Standard">
      <style:paragraph-properties fo:margin-left="1.27cm" fo:margin-right="0cm" fo:text-align="start" style:justify-single-word="false" fo:text-indent="0cm" style:auto-text-indent="false"/>
      <style:text-properties fo:language="pt" fo:country="BR" fo:font-style="italic" style:language-asian="none" style:country-asian="none" style:font-style-asian="italic"/>
    </style:style>
    <style:style style:name="P11" style:family="paragraph" style:parent-style-name="Standard">
      <style:paragraph-properties fo:margin-left="1.651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141cm" loext:contextual-spacing="false" fo:line-height="100%" fo:text-align="center" style:justify-single-word="false" fo:text-indent="0cm" style:auto-text-indent="false"/>
      <style:text-properties fo:font-size="10pt" officeooo:rsid="0019d151" officeooo:paragraph-rsid="0019d151" style:font-size-asian="10pt" style:font-size-complex="10pt"/>
    </style:style>
    <style:style style:name="P13" style:family="paragraph" style:parent-style-name="Table_20_Contents">
      <style:paragraph-properties fo:margin-left="0cm" fo:margin-right="0cm" fo:line-height="100%" fo:text-align="center" style:justify-single-word="false" fo:text-indent="0cm" style:auto-text-indent="false"/>
      <style:text-properties officeooo:rsid="00191af1" officeooo:paragraph-rsid="00191af1"/>
    </style:style>
    <style:style style:name="P14" style:family="paragraph" style:parent-style-name="Table_20_Contents">
      <style:paragraph-properties fo:margin-left="0cm" fo:margin-right="0cm" fo:line-height="100%" fo:text-align="center" style:justify-single-word="false" fo:text-indent="0cm" style:auto-text-indent="false"/>
      <style:text-properties officeooo:rsid="0019d151" officeooo:paragraph-rsid="0019d151"/>
    </style:style>
    <style:style style:name="P15" style:family="paragraph" style:parent-style-name="Table_20_Contents">
      <style:paragraph-properties fo:margin-left="0cm" fo:margin-right="0cm" fo:line-height="100%" fo:text-align="center" style:justify-single-word="false" fo:text-indent="0cm" style:auto-text-indent="false"/>
    </style:style>
    <style:style style:name="P16" style:family="paragraph" style:parent-style-name="Table_20_Contents">
      <style:paragraph-properties fo:margin-left="0cm" fo:margin-right="0cm" fo:line-height="100%" fo:text-align="center" style:justify-single-word="false" fo:text-indent="0cm" style:auto-text-indent="false"/>
      <style:text-properties fo:font-weight="bold" officeooo:rsid="00191af1" officeooo:paragraph-rsid="00191af1" style:font-weight-asian="bold" style:font-weight-complex="bold"/>
    </style:style>
    <style:style style:name="P17" style:family="paragraph" style:parent-style-name="Heading_20_5">
      <style:text-properties fo:color="#000000" fo:language="pt" fo:country="BR" style:font-name-asian="MS Mincho" style:language-asian="none" style:country-asian="none"/>
    </style:style>
    <style:style style:name="P18" style:family="paragraph" style:parent-style-name="Affiliation">
      <style:text-properties fo:language="pt" fo:country="BR" style:font-name-asian="MS Mincho"/>
    </style:style>
    <style:style style:name="P19" style:family="paragraph" style:parent-style-name="Author">
      <style:text-properties style:font-name-asian="MS Mincho"/>
    </style:style>
    <style:style style:name="P20" style:family="paragraph" style:parent-style-name="Author">
      <style:text-properties fo:language="pt" fo:country="BR" style:font-name-asian="MS Mincho" style:language-asian="none" style:country-asian="none"/>
    </style:style>
    <style:style style:name="P21" style:family="paragraph" style:parent-style-name="Standard" style:master-page-name="Standard">
      <style:paragraph-properties style:page-number="auto"/>
      <style:text-properties fo:font-size="16pt" style:font-size-asian="16pt"/>
    </style:style>
    <style:style style:name="P22" style:family="paragraph" style:parent-style-name="Standard">
      <style:paragraph-properties fo:margin-left="0cm" fo:margin-right="0cm" fo:text-align="justify" style:justify-single-word="false" fo:text-indent="0.381cm" style:auto-text-indent="false"/>
      <style:text-properties fo:language="pt" fo:country="BR"/>
    </style:style>
    <style:style style:name="P23" style:family="paragraph" style:parent-style-name="Standard">
      <style:paragraph-properties fo:margin-left="0cm" fo:margin-right="0cm" fo:text-align="justify" style:justify-single-word="false" fo:text-indent="0.381cm" style:auto-text-indent="false"/>
      <style:text-properties fo:language="pt" fo:country="BR" officeooo:paragraph-rsid="001b1431"/>
    </style:style>
    <style:style style:name="P24" style:family="paragraph" style:parent-style-name="Standard">
      <style:paragraph-properties fo:margin-left="0cm" fo:margin-right="0cm" fo:text-align="justify" style:justify-single-word="false" fo:text-indent="0.381cm" style:auto-text-indent="false"/>
      <style:text-properties fo:language="pt" fo:country="BR" officeooo:rsid="001b1431" officeooo:paragraph-rsid="001b1431"/>
    </style:style>
    <style:style style:name="P25" style:family="paragraph" style:parent-style-name="Standard">
      <style:paragraph-properties fo:margin-left="0cm" fo:margin-right="0cm" fo:text-align="center" style:justify-single-word="false" fo:text-indent="0.381cm" style:auto-text-indent="false"/>
      <style:text-properties fo:language="pt" fo:country="BR" officeooo:rsid="001cdcc5" officeooo:paragraph-rsid="001cdcc5"/>
    </style:style>
    <style:style style:name="P26" style:family="paragraph" style:parent-style-name="Standard">
      <style:paragraph-properties fo:margin-left="0cm" fo:margin-right="0cm" fo:text-align="justify" style:justify-single-word="false" fo:text-indent="0.381cm" style:auto-text-indent="false"/>
      <style:text-properties fo:language="pt" fo:country="BR" officeooo:rsid="001e99ac" officeooo:paragraph-rsid="001e99ac"/>
    </style:style>
    <style:style style:name="P27" style:family="paragraph" style:parent-style-name="Standard">
      <style:paragraph-properties fo:margin-left="0cm" fo:margin-right="0cm" fo:text-align="center" style:justify-single-word="false" fo:text-indent="0.381cm" style:auto-text-indent="false"/>
      <style:text-properties fo:language="pt" fo:country="BR" officeooo:rsid="001e99ac" officeooo:paragraph-rsid="001e99ac"/>
    </style:style>
    <style:style style:name="P28" style:family="paragraph" style:parent-style-name="Standard">
      <style:paragraph-properties fo:margin-left="0cm" fo:margin-right="0cm" fo:text-align="start" style:justify-single-word="false" fo:text-indent="0.381cm" style:auto-text-indent="false"/>
      <style:text-properties fo:language="pt" fo:country="BR" officeooo:rsid="001e99ac" officeooo:paragraph-rsid="001e99ac"/>
    </style:style>
    <style:style style:name="P29" style:family="paragraph" style:parent-style-name="Standard" style:list-style-name="WW8Num12">
      <style:paragraph-properties fo:text-align="justify" style:justify-single-word="false"/>
    </style:style>
    <style:style style:name="P30" style:family="paragraph" style:parent-style-name="Standard" style:list-style-name="WW8Num6">
      <style:paragraph-properties fo:text-align="justify" style:justify-single-word="false"/>
      <style:text-properties fo:language="pt" fo:country="BR" fo:font-style="italic" style:font-style-asian="italic"/>
    </style:style>
    <style:style style:name="P31" style:family="paragraph" style:parent-style-name="Standard" style:list-style-name="WW8Num12">
      <style:paragraph-properties fo:text-align="justify" style:justify-single-word="false"/>
      <style:text-properties fo:language="pt" fo:country="BR"/>
    </style:style>
    <style:style style:name="P32" style:family="paragraph" style:parent-style-name="Standard">
      <style:paragraph-properties fo:margin-left="2.286cm" fo:margin-right="0cm" fo:text-align="justify" style:justify-single-word="false" fo:text-indent="0cm" style:auto-text-indent="false"/>
      <style:text-properties fo:language="pt" fo:country="BR"/>
    </style:style>
    <style:style style:name="P33" style:family="paragraph" style:parent-style-name="Heading_20_1">
      <style:text-properties style:font-name-asian="MS Mincho"/>
    </style:style>
    <style:style style:name="P34" style:family="paragraph" style:parent-style-name="Heading_20_1">
      <style:paragraph-properties fo:margin-top="0.212cm" fo:margin-bottom="0.141cm" loext:contextual-spacing="false"/>
      <style:text-properties fo:font-size="10pt" fo:language="pt" fo:country="BR" officeooo:rsid="0017d324" officeooo:paragraph-rsid="0017d324" style:font-name-asian="MS Mincho" style:font-size-asian="8.75pt" style:font-size-complex="10pt"/>
    </style:style>
    <style:style style:name="P35" style:family="paragraph" style:parent-style-name="Heading_20_1">
      <style:paragraph-properties fo:margin-top="0.212cm" fo:margin-bottom="0.141cm" loext:contextual-spacing="false"/>
      <style:text-properties style:font-name-asian="MS Mincho" style:font-style-complex="italic"/>
    </style:style>
    <style:style style:name="P36" style:family="paragraph" style:parent-style-name="Heading_20_1">
      <style:paragraph-properties fo:margin-top="0.212cm" fo:margin-bottom="0.141cm" loext:contextual-spacing="false"/>
      <style:text-properties officeooo:rsid="001b1431" officeooo:paragraph-rsid="001b1431"/>
    </style:style>
    <style:style style:name="P37" style:family="paragraph" style:parent-style-name="Heading_20_1">
      <style:paragraph-properties fo:margin-top="0.212cm" fo:margin-bottom="0.141cm" loext:contextual-spacing="false"/>
      <style:text-properties officeooo:paragraph-rsid="001cdcc5"/>
    </style:style>
    <style:style style:name="P38" style:family="paragraph" style:parent-style-name="Heading_20_2">
      <style:text-properties fo:language="pt" fo:country="BR" style:language-asian="none" style:country-asian="none"/>
    </style:style>
    <style:style style:name="P39" style:family="paragraph" style:parent-style-name="Heading_20_2">
      <style:paragraph-properties fo:text-align="justify" style:justify-single-word="false"/>
      <style:text-properties fo:language="pt" fo:country="BR" style:language-asian="none" style:country-asian="none"/>
    </style:style>
    <style:style style:name="P40" style:family="paragraph" style:parent-style-name="Heading_20_2">
      <style:text-properties fo:language="pt" fo:country="BR" fo:font-style="normal" style:language-asian="none" style:country-asian="none" style:font-style-asian="normal"/>
    </style:style>
    <style:style style:name="P41" style:family="paragraph" style:parent-style-name="Heading_20_2" style:list-style-name="">
      <style:paragraph-properties fo:margin-left="0.508cm" fo:margin-right="0cm" fo:text-indent="-0.127cm" style:auto-text-indent="false"/>
      <style:text-properties fo:language="pt" fo:country="BR" fo:font-style="normal" style:language-asian="none" style:country-asian="none" style:font-style-asian="normal"/>
    </style:style>
    <style:style style:name="P42" style:family="paragraph" style:parent-style-name="Heading_20_2" style:list-style-name="">
      <style:paragraph-properties fo:margin-left="2.286cm" fo:margin-right="0cm" fo:text-align="justify" style:justify-single-word="false" fo:text-indent="0cm" style:auto-text-indent="false"/>
      <style:text-properties fo:language="pt" fo:country="BR" fo:font-style="normal" style:language-asian="none" style:country-asian="none" style:font-style-asian="normal"/>
    </style:style>
    <style:style style:name="P43" style:family="paragraph" style:parent-style-name="Heading_20_3" style:list-style-name="">
      <style:paragraph-properties fo:margin-left="0.318cm" fo:margin-right="0cm" fo:text-indent="0cm" style:auto-text-indent="false"/>
      <style:text-properties fo:font-style="normal" style:font-style-asian="normal"/>
    </style:style>
    <style:style style:name="P44" style:family="paragraph" style:parent-style-name="Affiliation">
      <style:text-properties fo:language="pt" fo:country="BR" style:font-name-asian="MS Mincho"/>
    </style:style>
    <style:style style:name="P45" style:family="paragraph" style:parent-style-name="Author">
      <style:text-properties fo:language="pt" fo:country="BR" style:font-name-asian="MS Mincho" style:language-asian="none" style:country-asian="none"/>
    </style:style>
    <style:style style:name="P46" style:family="paragraph" style:parent-style-name="key_20_words">
      <style:text-properties fo:color="#000000" fo:language="pt" fo:country="BR" style:font-name-asian="MS Mincho" style:language-asian="none" style:country-asian="none"/>
    </style:style>
    <style:style style:name="P47" style:family="paragraph" style:parent-style-name="references" style:list-style-name="">
      <style:paragraph-properties fo:margin-left="0.635cm" fo:margin-right="0cm" fo:text-indent="0cm" style:auto-text-indent="false"/>
      <style:text-properties fo:color="#000000" style:font-name-asian="Times New Roman"/>
    </style:style>
    <style:style style:name="P48" style:family="paragraph" style:parent-style-name="references" style:list-style-name="">
      <style:paragraph-properties fo:margin-left="0.635cm" fo:margin-right="0cm" fo:text-align="start" style:justify-single-word="false" fo:text-indent="-0.635cm" style:auto-text-indent="false"/>
      <style:text-properties fo:color="#000000" style:font-name-asian="MS Mincho" style:font-size-complex="10pt"/>
    </style:style>
    <style:style style:name="P49" style:family="paragraph" style:parent-style-name="references" style:list-style-name="">
      <style:paragraph-properties fo:margin-left="0.635cm" fo:margin-right="0cm" fo:text-align="start" style:justify-single-word="false" fo:text-indent="-0.635cm" style:auto-text-indent="false"/>
      <style:text-properties fo:color="#000000" style:font-size-complex="10pt"/>
    </style:style>
    <style:style style:name="P50" style:family="paragraph" style:parent-style-name="references" style:list-style-name="">
      <style:paragraph-properties fo:margin-left="0cm" fo:margin-right="0cm" fo:text-indent="0cm" style:auto-text-indent="false"/>
      <style:text-properties fo:color="#000000" style:font-name-asian="MS Mincho" style:font-size-complex="10pt"/>
    </style:style>
    <style:style style:name="P51" style:family="paragraph" style:parent-style-name="references" style:list-style-name="">
      <style:paragraph-properties fo:margin-left="0cm" fo:margin-right="0cm" fo:text-indent="0cm" style:auto-text-indent="false"/>
      <style:text-properties fo:color="#000000" style:font-name-asian="MS Mincho"/>
    </style:style>
    <style:style style:name="T1" style:family="text">
      <style:text-properties style:font-name-asian="MS Mincho"/>
    </style:style>
    <style:style style:name="T2" style:family="text">
      <style:text-properties fo:language="pt" fo:country="BR" style:font-name-asian="MS Mincho"/>
    </style:style>
    <style:style style:name="T3" style:family="text">
      <style:text-properties fo:language="pt" fo:country="BR" officeooo:rsid="0017d324" style:font-name-asian="MS Mincho"/>
    </style:style>
    <style:style style:name="T4" style:family="text">
      <style:text-properties fo:language="pt" fo:country="BR" style:language-asian="none" style:country-asian="none"/>
    </style:style>
    <style:style style:name="T5" style:family="text">
      <style:text-properties fo:language="pt" fo:country="BR" fo:font-style="normal" style:language-asian="none" style:country-asian="none" style:font-style-asian="normal"/>
    </style:style>
    <style:style style:name="T6" style:family="text">
      <style:text-properties fo:color="#000000"/>
    </style:style>
    <style:style style:name="T7" style:family="text">
      <style:text-properties fo:color="#000000" fo:language="pt" fo:country="BR" fo:font-style="italic" style:font-name-asian="MS Mincho" style:font-style-asian="italic" style:font-style-complex="italic"/>
    </style:style>
    <style:style style:name="T8" style:family="text">
      <style:text-properties fo:color="#000000" fo:language="pt" fo:country="BR" style:font-name-asian="MS Mincho"/>
    </style:style>
    <style:style style:name="T9" style:family="text">
      <style:text-properties fo:color="#000000" fo:language="pt" fo:country="BR" style:font-name-asian="MS Mincho" style:language-asian="none" style:country-asian="none"/>
    </style:style>
    <style:style style:name="T10" style:family="text">
      <style:text-properties fo:color="#000000" fo:language="pt" fo:country="BR" style:text-underline-style="none" style:font-name-asian="MS Mincho" style:language-asian="none" style:country-asian="none"/>
    </style:style>
    <style:style style:name="T11" style:family="text">
      <style:text-properties fo:color="#000000" style:text-underline-style="none" style:font-name-asian="MS Mincho" style:font-size-complex="10pt"/>
    </style:style>
    <style:style style:name="T12" style:family="text">
      <style:text-properties fo:font-style="normal" style:font-style-asian="normal"/>
    </style:style>
    <style:style style:name="T13" style:family="text">
      <style:text-properties fo:font-size="10pt" style:font-name-asian="MS Mincho" style:font-size-asian="8.75pt" style:font-size-complex="10pt"/>
    </style:style>
    <style:style style:name="T14" style:family="text">
      <style:text-properties fo:font-size="10pt" officeooo:rsid="0017d324" style:font-name-asian="MS Mincho" style:font-size-asian="8.75pt" style:font-size-complex="10pt"/>
    </style:style>
    <style:style style:name="T15" style:family="text">
      <style:text-properties fo:font-size="10pt" officeooo:rsid="001f01fa" style:font-name-asian="MS Mincho" style:font-size-asian="8.75pt" style:font-size-complex="10pt"/>
    </style:style>
    <style:style style:name="T16" style:family="text">
      <style:text-properties officeooo:rsid="001b1431"/>
    </style:style>
    <style:style style:name="T17" style:family="text">
      <style:text-properties officeooo:rsid="001cbcd2"/>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conhecimento automático de placas para controle de acesso veicular a condomínios</text:p>
      <text:p text:style-name="P20">PC1</text:p>
      <text:section text:style-name="Sect1" text:name="Seção1">
        <text:p text:style-name="P19">Arthur Torres Magalhães – 15/0006063</text:p>
        <text:p text:style-name="P18">Universidade de Brasília - UnB</text:p>
        <text:p text:style-name="P18">Brasília-DF - Brasil</text:p>
        <text:p text:style-name="P18">arthurtorres26@outlook.com</text:p>
        <text:p text:style-name="P20">Jovelino Caetano Braz Junior – 14/0043641</text:p>
        <text:p text:style-name="P18">Universidade de Brasília - UnB</text:p>
        <text:p text:style-name="P18">Brasília-DF - Brasil</text:p>
        <text:p text:style-name="P18">jovelinocbjunior@gmail.com</text:p>
      </text:section>
      <text:section text:style-name="Sect2" text:name="Seção2">
        <text:p text:style-name="P18"/>
        <text:p text:style-name="P3"/>
      </text:section>
      <text:section text:style-name="Sect3" text:name="Seção3">
        <text:p text:style-name="Abstract"><text:span text:style-name="T7">Resumo </text:span><text:span text:style-name="T8">— Este trabalho propõe a criação de um protótipo, com o uso de conceitos de sistemas operacionais embarcados e do microcontrolador Raspberry Pi 3, para a implementação de um reconhecedor automático de placas veiculares para controlo de acesso em condomínios com custo muito menor em relação a outros produtos com a mesma finalidade.</text:span></text:p>
        <text:p text:style-name="P46">Palavras chaves – Raspberry Pi 3; reconhecimento de placas; controle de acessos; condomínios.</text:p>
        <text:h text:style-name="P33" text:outline-level="1">Justificativa</text:h>
        <text:p text:style-name="P9">É de conhecimento geral que as áreas urbanas se adensam cada vez mais e com isso houve um aumento no número e no tamanho dos condomínios. Dessa forma, o mercado de condomínios se tornou um mercado em ascensão no país nos últimos anos. De acordo com a Associação Brasileira de Síndicos e Síndicos Profissionais (ABRASSP), existem mais de 400 mil condomínios no país, sendo que estes movimentam um montante de mais de 165 bilhões de reais por ano [1].</text:p>
        <text:p text:style-name="P9">Aliado ao crescimento no número de condomínios no país, surgiram também as dificuldades no gerenciamento dos moradores desses condomínios, tal como as dificuldades relacionadas a expansão na prestação de serviços e dos gastos envolvidos. <text:s/>Um problema que se destaca é o controle ao acesso de veículos nos condomínios. <text:s/>Tal controle é necessário e se torna uma ferramenta importante no auxílio a segurança dos condôminos. </text:p>
        <text:p text:style-name="P9">Sem um controle eficaz de quem entra ou sai do condomínio, a ação de criminosos ou até mesmo prestadores de serviços (indesejados) é facilitada. É comum ver notícias sobre quadrilhas que invadem condomínios se passando por parentes de moradores ou prestadores de serviço. Portanto, implantar um sistema de registro e cadastro das entradas e saídas de veículos facilita a manutenção da segurança e consequentemente propicia aos moradores mais conforto e privacidade. É importante ressaltar que, apesar de não garantir que o condomínio não será vítima de roubos, um sistema que realize esse controle permite a identificação dos criminosos e facilita futuras investigações.</text:p>
        <text:p text:style-name="P9">Com o avanço da tecnologia, surgiram diversas formas de realizar esse controle no acesso de veículos, como: controle por biometria, controle por TAGs (muito vista em pedágios, com o uso de aplicativos como ConectCar e Sem Parar, por exemplo), controle por RFID (controle feito por rádio frequência), por reconhecimento facial e por fim, o controle de acesso através do reconhecimento de placas veiculares [2]. <text:s/>Além disso, é interessante que os condomínios estabeleçam um esquema de identificação das pessoas que adentram o condomínio, em conjunto com o registro de entrada e saída dos veículos, afim de obter uma maior eficácia no controle.</text:p>
        <text:p text:style-name="P9">Sendo assim, o trabalho em questão busca a implementação de um sistema de controle de acesso veicular através do reconhecimento de placas, com a construção de um protótipo. Este tipo de controle foi escolhido como tema deste trabalho por abranger as especificações da disciplina e permitir o aprendizado da matéria, com o auxílio da Raspberry PI.</text:p>
        <text:h text:style-name="P33" text:outline-level="1">Objetivo</text:h>
        <text:p text:style-name="P22">Elaboração de um projeto com protótipo de reconhecimento automático de placas veiculares em condomínios que, de acordo com um banco de dados contendo informações acerca dos carros dos moradores, seja capaz de distinguir entre moradores e visitantes, além de criar um registro para controle de toda entrada e saída do condomínio. </text:p>
        <text:h text:style-name="P33" text:outline-level="1">Requisitos</text:h>
        <text:h text:style-name="P41" text:outline-level="2">O sistema deve:</text:h>
        <text:h text:style-name="P39" text:outline-level="2">Detectar e identificar corretamente a placa;</text:h>
        <text:h text:style-name="P42" text:outline-level="2">Essa funcionalidade será possível através do auxílio de um software, chamado OpenALPR, na Raspberry Pi. É preciso que o sistema identifique com precisão o número da placa para resgistro no banco de dados.</text:h>
        <text:p text:style-name="P10"/>
        <text:list xml:id="list1912440039" text:style-name="WW8Num6">
          <text:list-item>
            <text:list>
              <text:list-item>
                <text:p text:style-name="P30">Ter uma câmera com resolução suficientemente boa para o propósito do projeto;</text:p>
              </text:list-item>
            </text:list>
          </text:list-item>
        </text:list>
        <text:p text:style-name="P32">Para que o programa seja capaz de identificar a placa corretamente, a câmera deve possuir uma resolução que proporcione uma qualidade de imagem boa o suficiente para que o escaneamento e identificação do número da placa seja possível. </text:p>
        <text:p text:style-name="P11"/>
        <text:h text:style-name="P39" text:outline-level="2"><text:soft-page-break/>Identificar se o veículo está registrado como sendo de um morador ou não;</text:h>
        <text:h text:style-name="P39" text:outline-level="2">Após a identificação da placa</text:h>
        <text:h text:style-name="P39" text:outline-level="2">Fazer o registro em uma planilha contendo número da placa, data e hora que o veículo entrou/saiu do condomínio;</text:h>
        <text:p text:style-name="P1"/>
        <text:list xml:id="list142120330003448" text:continue-numbering="true" text:style-name="WW8Num6">
          <text:list-item>
            <text:list>
              <text:list-item>
                <text:p text:style-name="P30">Disponibilizar a imagem do veículo no momento de sua chegada, a fim de identificar os passageiros do carro;</text:p>
              </text:list-item>
            </text:list>
          </text:list-item>
        </text:list>
        <text:p text:style-name="P2"/>
        <text:list xml:id="list142121092830313" text:continue-numbering="true" text:style-name="WW8Num6">
          <text:list-item>
            <text:list>
              <text:list-item>
                <text:p text:style-name="P30">Possibilitar o cadastro de novos veículos no sistema;</text:p>
              </text:list-item>
            </text:list>
          </text:list-item>
        </text:list>
        <text:p text:style-name="P2"/>
        <text:list xml:id="list142119817471978" text:continue-numbering="true" text:style-name="WW8Num6">
          <text:list-item>
            <text:list>
              <text:list-item>
                <text:p text:style-name="P30">Estar devidamente conectado a algum tipo de estrutura que o dê suporte e proteção;</text:p>
              </text:list-item>
            </text:list>
          </text:list-item>
        </text:list>
        <text:p text:style-name="P2"/>
        <text:list xml:id="list142119786775640" text:continue-numbering="true" text:style-name="WW8Num6">
          <text:list-item>
            <text:list>
              <text:list-item>
                <text:p text:style-name="P30">Possuir uma fonte de energia que dure tempo suficiente.</text:p>
              </text:list-item>
            </text:list>
          </text:list-item>
        </text:list>
        <text:p text:style-name="P6"/>
        <text:h text:style-name="P34" text:outline-level="1">Tabela de materiais</text:h>
        <text:p text:style-name="P12"><text:span text:style-name="T3">T</text:span><text:span text:style-name="T2">abela 1. <text:s/>Materiais usados no projeto</text:span></text:p>
        <table:table table:name="Tabela1" table:style-name="Tabela1">
          <table:table-column table:style-name="Tabela1.A" table:number-columns-repeated="3"/>
          <table:table-row>
            <table:table-cell table:style-name="Tabela1.A1" office:value-type="string">
              <text:p text:style-name="P16">Quantidade</text:p>
            </table:table-cell>
            <table:table-cell table:style-name="Tabela1.A1" office:value-type="string">
              <text:p text:style-name="P16">Equipamento</text:p>
            </table:table-cell>
            <table:table-cell table:style-name="Tabela1.C1" office:value-type="string">
              <text:p text:style-name="P16">Marca</text:p>
            </table:table-cell>
          </table:table-row>
          <table:table-row>
            <table:table-cell table:style-name="Tabela1.A2" office:value-type="string">
              <text:p text:style-name="P13">1</text:p>
            </table:table-cell>
            <table:table-cell table:style-name="Tabela1.A2" office:value-type="string">
              <text:p text:style-name="P13">Raspberry PI 3 Model B</text:p>
            </table:table-cell>
            <table:table-cell table:style-name="Tabela1.C2" office:value-type="string">
              <text:p text:style-name="P13">Raspberry</text:p>
            </table:table-cell>
          </table:table-row>
          <table:table-row>
            <table:table-cell table:style-name="Tabela1.A2" office:value-type="string">
              <text:p text:style-name="P13">1</text:p>
            </table:table-cell>
            <table:table-cell table:style-name="Tabela1.A2" office:value-type="string">
              <text:p text:style-name="P13">Camera Raspberry PI</text:p>
            </table:table-cell>
            <table:table-cell table:style-name="Tabela1.C2" office:value-type="string">
              <text:p text:style-name="P13">Raspberry</text:p>
            </table:table-cell>
          </table:table-row>
          <table:table-row>
            <table:table-cell table:style-name="Tabela1.A2" office:value-type="string">
              <text:p text:style-name="P13">1</text:p>
            </table:table-cell>
            <table:table-cell table:style-name="Tabela1.A2" office:value-type="string">
              <text:p text:style-name="P13">Conversor HDMI <text:s/>VGA</text:p>
            </table:table-cell>
            <table:table-cell table:style-name="Tabela1.C2" office:value-type="string">
              <text:p text:style-name="P15">-</text:p>
            </table:table-cell>
          </table:table-row>
          <table:table-row>
            <table:table-cell table:style-name="Tabela1.A2" office:value-type="string">
              <text:p text:style-name="P14">1</text:p>
            </table:table-cell>
            <table:table-cell table:style-name="Tabela1.A2" office:value-type="string">
              <text:p text:style-name="P14">Teclado/Mouse</text:p>
            </table:table-cell>
            <table:table-cell table:style-name="Tabela1.C2" office:value-type="string">
              <text:p text:style-name="P15">-</text:p>
            </table:table-cell>
          </table:table-row>
          <table:table-row>
            <table:table-cell table:style-name="Tabela1.A2" office:value-type="string">
              <text:p text:style-name="P14">1</text:p>
            </table:table-cell>
            <table:table-cell table:style-name="Tabela1.A2" office:value-type="string">
              <text:p text:style-name="P14">Fonte de tensão 5V/2A</text:p>
            </table:table-cell>
            <table:table-cell table:style-name="Tabela1.C2" office:value-type="string">
              <text:p text:style-name="P15">-</text:p>
            </table:table-cell>
          </table:table-row>
        </table:table>
        <text:h text:style-name="P36" text:outline-level="1" text:is-list-header="true"><text:span text:style-name="T1"/></text:h>
        <text:h text:style-name="P36" text:outline-level="1"><text:span text:style-name="T1">Hardware e Software</text:span></text:h>
        <text:p text:style-name="P23"><text:span text:style-name="T16">O hardware do projeto envolve basicamente dois componentes: uma Raspberry Pi 3 e uma camera Raspberry Pi.</text:span></text:p>
        <text:p text:style-name="P23"><text:span text:style-name="T16">A Raspberry Pi 3 Model B foi escolhida, dentre os vários modelos de Raspberry, por ser o modelo mais recente, possuir 4 entradas USB, conexão Wi-Fi (2,4 GHz e 5 GHz), entradas Ethernet, Bluetooth e HDMI. Enfim, é o mais completo dentre todos os modelos, e abrange completamente o escopo do projeto.</text:span></text:p>
        <text:p text:style-name="P25">FIGURA RASPBERRY PI 3 MODEL B</text:p>
        <text:p text:style-name="P24">Já a câmera escolhida foi a câmera própria da <text:span text:style-name="T17">R</text:span>aspberry, <text:span text:style-name="T17">pois ela possui uma resolução de 5MP, ajuste de foco (que possibilita regular a distância ao objeto sem tirar a câmera do lugar) e permite imagens com resolução de até 1080p , o que atende muito em o escopo do projeto. Além disso, em comparação com webcams convencionais, ela ocupa um espaço muito menor, permitindo assim a sua instalação mais fácil na estrutura final. </text:span></text:p>
        <text:p text:style-name="P24"/>
        <text:p text:style-name="P25">FIGURA: Raspberry camera</text:p>
        <text:p text:style-name="P26"><text:span text:style-name="T14">J</text:span><text:span text:style-name="T13">á o software do projeto </text:span><text:span text:style-name="T15">é baseado em linguagem C e </text:span><text:span text:style-name="T13">funciona de acordo com o fluxograma a seguir.</text:span></text:p>
        <text:p text:style-name="P27"><text:span text:style-name="T13">FIGURA: Fluxograma</text:span></text:p>
        <text:p text:style-name="P28"><text:span text:style-name="T13"/></text:p>
        <text:h text:style-name="P37" text:outline-level="1"><text:span text:style-name="T1">Benefícios</text:span></text:h>
        <text:p text:style-name="P22">Ao se fazer o controle de acesso de um condomínio, através do reconhecimento de placas de veículos, o condomínio inibe de certa forma a ação de agentes criminosos ou até mesmo prestadores de serviço indesejados, o que traz consigo mais segurança e comodidade.</text:p>
        <text:p text:style-name="P22">Já quanto aos moradores, a entrada pode ser facilitada e agilizada, uma vez que a placa já estaria registrada no sistema.</text:p>
        <text:p text:style-name="P22">Outro ponto é que, ao registrar as placas dos veículos que entraram e saíram do condomínio, junto com a respectiva data e hora (e até mesmo uma foto de quem está ao volante, por exemplo), a identificação das pessoas no condomínio é facilitada, além de facilitar o gerenciamento do próprio condomínio.</text:p>
        <text:p text:style-name="P7"/>
        <text:h text:style-name="P35" text:outline-level="1">Revisão bibliográfica</text:h>
        <text:p text:style-name="P22">Atualmente, existem muitos modelos de controle de acesso veicular para condomínios, que fazem o controle e registro de todos automóveis que entram e saem. Um problema dos modelos existentes é o alto custo, pois estão vinculados à mão de obra para instalação e implantação dessas prestadoras de serviços. Dois exemplos desses modelos são:</text:p>
        <text:p text:style-name="P4"/>
        <text:list xml:id="list2265242476" text:style-name="WW8Num12">
          <text:list-item>
            <text:p text:style-name="P31">Sistemas De Leitura De Placas De Veiculos Em Estacionamento – Ark/SIRAM [3]</text:p>
            <text:list>
              <text:list-item>
                <text:p text:style-name="P29">Funcionalidades:</text:p>
                <text:list>
                  <text:list-item>
                    <text:p text:style-name="P31">Banco de dados com registros de entradas e saída;</text:p>
                  </text:list-item>
                  <text:list-item>
                    <text:p text:style-name="P31">Registra a imagem no instante da entrada do veículo;</text:p>
                  </text:list-item>
                  <text:list-item>
                    <text:p text:style-name="P31">Detecção de placas diurnas e noturnas;</text:p>
                  </text:list-item>
                  <text:list-item>
                    <text:p text:style-name="P31">Relatório diário de entrada e saída de veículos.</text:p>
                  </text:list-item>
                </text:list>
              </text:list-item>
            </text:list>
          </text:list-item>
        </text:list>
        <text:h text:style-name="Heading_20_3" text:outline-level="3">Custo: <text:span text:style-name="T12">R$ 6.800,00.</text:span></text:h>
        <text:h text:style-name="P43" text:outline-level="3"/>
        <text:h text:style-name="P38" text:outline-level="2"><text:soft-page-break/>PlateView Embedded – Pegasus Technology [4]</text:h>
        <text:h text:style-name="Heading_20_2" text:outline-level="2">Funcionalidades:</text:h>
        <text:h text:style-name="P40" text:outline-level="2">Detecção de aproximação do veículo por sensores elétricos e detecção da câmera;</text:h>
        <text:h text:style-name="P40" text:outline-level="2">Visualização ao vivo da entrada do local onde o sistema é implementado;</text:h>
        <text:h text:style-name="P40" text:outline-level="2">O usuário pode consultar informações históricas de placas num determinado período;</text:h>
        <text:h text:style-name="P40" text:outline-level="2">Permite o cadastro de placas de veículos que serão autorizadas a entrar numa determinada área.</text:h>
        <text:h text:style-name="Heading_20_3" text:outline-level="3"><text:span text:style-name="T4">Custo: </text:span><text:span text:style-name="T5">Somente disponibilizado após contato para orçamento.</text:span></text:h>
        <text:p text:style-name="P8"/>
        <text:h text:style-name="P17" text:outline-level="5">Referências</text:h>
        <text:list xml:id="list272943317" text:style-name="WW8Num10">
          <text:list-item>
            <text:p text:style-name="references"><text:span text:style-name="T6">ABRASSP. <text:s/>Disponível em: &lt; </text:span><text:a xlink:type="simple" xlink:href="http://www.abrassp.com.br/" text:style-name="Internet_20_link" text:visited-style-name="Visited_20_Internet_20_Link"><text:span text:style-name="Internet_20_link"><text:span text:style-name="T11">http://www.abrassp.com.br/</text:span></text:span></text:a><text:span text:style-name="T6">&gt;. Acessado em 28/03/2019. </text:span></text:p>
          </text:list-item>
          <text:list-item>
            <text:p text:style-name="references"><text:span text:style-name="T6">MTG Tech. Controle de acesso veicular: como fazer da forma certa. Disponível em: &lt; </text:span><text:a xlink:type="simple" xlink:href="http://mtgtech.com.br/controle-de-acesso-veicular/" text:style-name="Internet_20_link" text:visited-style-name="Visited_20_Internet_20_Link"><text:span text:style-name="Internet_20_link"><text:span text:style-name="T11">http://mtgtech.com.br/controle-de-acesso-veicular/</text:span></text:span></text:a><text:span text:style-name="T6">&gt;. Acessado em 28/03/2019.</text:span></text:p>
          </text:list-item>
          <text:list-item>
            <text:p text:style-name="references"><text:span text:style-name="T9">Mercado Livre. Disponível em: &lt; </text:span><text:a xlink:type="simple" xlink:href="https://produto.mercadolivre.com.br/MLB-834785122-sistemas-de-leitura-de-placas-de-veiculos-em-estacionamento-_JM?matt_tool=31832664&amp;matt_word=&amp;gclid=EAIaIQobChMIzJynmoOm4QIVDguRCh3d8wMFEAYYASABEgJWy_D_BwE" text:style-name="Internet_20_link" text:visited-style-name="Visited_20_Internet_20_Link"><text:span text:style-name="Internet_20_link"><text:span text:style-name="T10">https://produto.mercadolivre.com.br/MLB-834785122-sistemas-de-leitura-de-placas-de-veiculos-em-estacionamento-_JM?matt_tool=31832664&amp;matt_word=&amp;gclid=EAIaIQobChMIzJynmoOm4QIVDguRCh3d8wMFEAYYASABEgJWy_D_BwE</text:span></text:span></text:a><text:span text:style-name="T9">&gt;. Acessado em 28/03/2019. <text:s text:c="3"/></text:span></text:p>
          </text:list-item>
          <text:list-item>
            <text:p text:style-name="references"><text:span text:style-name="T9">Pegasus Tec. Disponível em: </text:span><text:a xlink:type="simple" xlink:href="https://www.pegasustec.com.br/plateview-embedded" text:style-name="Internet_20_link" text:visited-style-name="Visited_20_Internet_20_Link"><text:span text:style-name="Internet_20_link"><text:span text:style-name="T10">https://www.pegasustec.com.br/plateview-embedded</text:span></text:span></text:a><text:span text:style-name="T9">. <text:s/>Acessado em 28/03/2019.</text:span></text:p>
          </text:list-item>
        </text:list>
        <text:p text:style-name="P47"><text:s/></text:p>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5</text:p>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section>
      <text:section text:style-name="Sect3" text:name="Seção4">
        <text:p text:style-name="P50"/>
      </text:section>
      <text:section text:style-name="Sect3" text:name="Seção5">
        <text:p text:style-name="P51"/>
      </text:section>
      <text:section text:style-name="Sect4" text:name="Seção6">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roma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82cm" fo:margin-bottom="0.141cm" loext:contextual-spacing="false" fo:keep-together="always"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ext-properties fo:language="none" fo:country="none" fo:font-style="italic" style:font-name-asian="MS Mincho" style:font-family-asian="'MS Mincho', 'ＭＳ 明朝'" style:font-family-generic-asian="roman"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style:text-properties fo:language="none" fo:country="none" fo:font-style="italic" style:font-name-asian="MS Mincho" style:font-family-asian="'MS Mincho', 'ＭＳ 明朝'" style:font-family-generic-asian="roman"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loext:contextual-spacing="false" fo:text-align="justify" style:justify-single-word="false">
        <style:tab-stops>
          <style:tab-stop style:position="1.448cm"/>
        </style:tab-stops>
      </style:paragraph-properties>
      <style:text-properties fo:language="none" fo:country="none" fo:font-style="italic" style:font-name-asian="MS Mincho" style:font-family-asian="'MS Mincho', 'ＭＳ 明朝'" style:font-family-generic-asian="roman"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Abstract" style:family="paragraph">
      <style:paragraph-properties fo:margin-left="0cm" fo:margin-right="0cm" fo:margin-top="0cm" fo:margin-bottom="0.353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7">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14">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10">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9">
      <style:paragraph-properties fo:margin-left="0.635cm" fo:margin-right="0cm" fo:margin-top="0.106cm" fo:margin-bottom="0.053cm" loext: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roma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5">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ubtitle" style:family="paragraph" style:parent-style-name="Standard" style:next-style-name="Standard" style:default-outline-level="2" style:list-style-name="" style:class="chapter">
      <style:paragraph-properties fo:margin-top="0cm" fo:margin-bottom="0.106cm" loext:contextual-spacing="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ágrafo_20_da_20_Lista" style:display-name="Parágrafo da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2z1" style:family="text">
      <style:text-properties style:font-name-complex="Times New Roman" style:font-family-complex="'Times New Roman'"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text-properties style:font-name="Times New Roman" fo:font-family="'Times New Roman'" style:font-family-generic="roman" style:font-pitch="variable" fo:language="pt" fo:country="BR" fo:font-style="italic" style:font-name-asian="MS Mincho" style:font-family-asian="'MS Mincho', 'ＭＳ 明朝'" style:font-family-generic-asian="roman" style:font-style-asian="italic"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complex="Times New Roman" style:font-family-complex="'Times New Roman'" style:font-family-generic-complex="roman" style:font-pitch-complex="variable"/>
    </style:style>
    <style:style style:name="WW8Num9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9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9z4" style:family="text">
      <style:text-properties style:font-name-complex="Times New Roman" style:font-family-complex="'Times New Roman'" style:font-family-generic-complex="roman" style:font-pitch-complex="variable"/>
    </style:style>
    <style:style style:name="WW8Num10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pt" fo:country="BR" fo:font-style="italic" style:font-style-asian="italic"/>
    </style:style>
    <style:style style:name="WW8Num12z1" style:family="text">
      <style:text-properties fo:font-style="italic" style:font-style-asian="italic"/>
    </style:style>
    <style:style style:name="WW8Num12z2" style:family="text">
      <style:text-properties fo:color="#000000" fo:language="pt" fo:country="BR" fo:font-style="italic" style:font-style-asian="italic"/>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Fonte_20_parág._20_padrão" style:display-name="Fonte parág. padrão" style:family="text"/>
    <style:style style:name="Título_20_1_20_Char" style:display-name="Título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roma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Título_20_3_20_Char" style:display-name="Título 3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roma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Título_20_4_20_Char" style:display-name="Título 4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roma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Título_20_5_20_Char" style:display-name="Título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Corpo_20_de_20_texto_20_Char" style:display-name="Corpo de texto Char" style:family="text">
      <style:text-properties style:font-name="Times New Roman" fo:font-family="'Times New Roman'" style:font-family-generic="roman" style:font-pitch="variable" fo:font-size="10pt" style:font-name-asian="MS Mincho" style:font-family-asian="'MS Mincho', 'ＭＳ 明朝'" style:font-family-generic-asian="roman" style:font-size-asian="10pt" style:font-name-complex="Times New Roman" style:font-family-complex="'Times New Roman'" style:font-family-generic-complex="roman" style:font-pitch-complex="variable" style:font-size-complex="10pt"/>
    </style:style>
    <style:style style:name="Ênfase_20_Sutil" style:display-name="Ênfase Sutil" style:family="text">
      <style:text-properties fo:color="#404040" fo:font-style="italic" style:font-style-asian="italic" style:font-style-complex="italic"/>
    </style:style>
    <style:style style:name="Subtítulo_20_Char" style:display-name="Subtítulo Char" style:family="text">
      <style:text-properties style:font-name="Calibri Light" fo:font-family="'Calibri Light'"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Char" style:display-name="Título Char" style:family="text">
      <style:text-properties style:font-name="Calibri Light" fo:font-family="'Calibri Light'"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6_20_Char" style:display-name="Título 6 Char" style:family="text">
      <style:text-properties style:font-name="Calibri" fo:font-family="Calibri"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I">
        <style:list-level-properties text:list-level-position-and-space-mode="label-alignment" fo:text-align="center">
          <style:list-level-label-alignment text:label-followed-by="listtab" text:list-tab-stop-position="2.635cm" fo:text-indent="0.381cm"/>
        </style:list-level-properties>
      </text:outline-level-style>
      <text:outline-level-style text:level="2" text:style-name="WW8Num9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9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9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fo:text-align="end">
          <style:list-level-label-alignment text:label-followed-by="listtab" fo:text-indent="-0.635cm" fo:margin-left="2.92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4.19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46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731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8.001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9.271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541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1.811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3.0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fo:text-align="end">
          <style:list-level-label-alignment text:label-followed-by="listtab" fo:text-indent="-0.635cm" fo:margin-left="4.19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5.46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6.73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8.00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9.27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10.541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1.81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3.08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4.3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429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I">
        <style:list-level-properties text:list-level-position-and-space-mode="label-alignment">
          <style:list-level-label-alignment text:label-followed-by="listtab" fo:text-indent="-1.27cm" fo:margin-left="1.65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28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556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82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09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366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63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90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I">
        <style:list-level-properties text:list-level-position-and-space-mode="label-alignment" fo:text-align="center">
          <style:list-level-label-alignment text:label-followed-by="listtab" text:list-tab-stop-position="2.635cm" fo:text-indent="0.38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9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9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9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9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9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9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9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number text:level="2" text:style-name="WW8Num16z1" style:num-suffix="." style:num-format="i">
        <style:list-level-properties text:list-level-position-and-space-mode="label-alignment" fo:text-align="end">
          <style:list-level-label-alignment text:label-followed-by="listtab" fo:text-indent="-0.635cm" fo:margin-left="2.921cm"/>
        </style:list-level-properties>
      </text:list-level-style-number>
      <text:list-level-style-bullet text:level="3" text:style-name="WW8Num16z2" style:num-suffix="." text:bullet-char="">
        <style:list-level-properties text:list-level-position-and-space-mode="label-alignment">
          <style:list-level-label-alignment text:label-followed-by="listtab" fo:text-indent="-0.635cm" fo:margin-left="4.19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461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fo:text-indent="-0.635cm" fo:margin-left="6.731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00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9.271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fo:text-indent="-0.635cm" fo:margin-left="10.541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8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92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4.19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46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73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00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9.27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54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1.8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dc:subject/>
    <meta:keyword/>
    <dc:description/>
    <meta:initial-creator>IEEE</meta:initial-creator>
    <meta:creation-date>2019-03-28T23:33:00</meta:creation-date>
    <dc:date>2019-05-01T14:19:53.123462331</dc:date>
    <meta:print-date>2019-03-29T14:24:00</meta:print-date>
    <meta:editing-cycles>13</meta:editing-cycles>
    <meta:editing-duration>PT56M40S</meta:editing-duration>
    <meta:generator>LibreOffice/6.0.7.3$Linux_X86_64 LibreOffice_project/00m0$Build-3</meta:generator>
    <meta:document-statistic meta:table-count="1" meta:image-count="0" meta:object-count="0" meta:page-count="4" meta:paragraph-count="88" meta:word-count="1312" meta:character-count="8431" meta:non-whitespace-character-count="7217"/>
  </office:meta>
</office:document-meta>
</file>